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7.571cm"/>
    </style:style>
    <style:style style:name="co5" style:family="table-column">
      <style:table-column-properties fo:break-before="auto" style:column-width="6.2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ar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nique identifier for a shopping cart.</text:p>
          </table:table-cell>
        </table:table-row>
        <table:table-row table:style-name="ro2">
          <table:table-cell office:value-type="string" calcext:value-type="string">
            <text:p>cart_subtotal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Subtotal cost of all items (without discounts and taxes applied).</text:p>
          </table:table-cell>
        </table:table-row>
        <table:table-row table:style-name="ro1">
          <table:table-cell office:value-type="string" calcext:value-type="string">
            <text:p>cart_discount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iscount percentage to be applied to cart total.</text:p>
          </table:table-cell>
        </table:table-row>
        <table:table-row table:style-name="ro2">
          <table:table-cell office:value-type="string" calcext:value-type="string">
            <text:p>cart_taxes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Total tax cost for entire cart to be applied to total cost.</text:p>
          </table:table-cell>
        </table:table-row>
        <table:table-row table:style-name="ro2">
          <table:table-cell office:value-type="string" calcext:value-type="string">
            <text:p>cart_total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Total cost of items (with discounts and taxes applied).</text:p>
          </table:table-cell>
        </table:table-row>
      </table:table>
      <table:table table:name="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3" office:value-type="string" calcext:value-type="string">
            <text:p>item_id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PK</text:p>
          </table:table-cell>
          <table:table-cell office:value-type="string" calcext:value-type="string">
            <text:p>Unique identifier for a shopping cart item.</text:p>
          </table:table-cell>
        </table:table-row>
        <table:table-row table:style-name="ro2">
          <table:table-cell office:value-type="string" calcext:value-type="string">
            <text:p>car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Unique identifier for a shopping cart that contains item.</text:p>
          </table:table-cell>
        </table:table-row>
        <table:table-row table:style-name="ro1">
          <table:table-cell office:value-type="string" calcext:value-type="string">
            <text:p>item_lab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Label for identifing item (item name).</text:p>
          </table:table-cell>
        </table:table-row>
        <table:table-row table:style-name="ro2">
          <table:table-cell office:value-type="string" calcext:value-type="string">
            <text:p>item_pric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ost of item (without discounts and taxes applied).</text:p>
          </table:table-cell>
        </table:table-row>
      </table:table>
      <table:table table:name="tax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x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Unique identifier for a tax percentage.</text:p>
          </table:table-cell>
        </table:table-row>
        <table:table-row table:style-name="ro1">
          <table:table-cell office:value-type="string" calcext:value-type="string">
            <text:p>tax_lab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3-letter label for tax percentage.</text:p>
          </table:table-cell>
        </table:table-row>
        <table:table-row table:style-name="ro1">
          <table:table-cell office:value-type="string" calcext:value-type="string">
            <text:p>tax_percent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Tax percentag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00-00-00</text:date>, <text:time style:data-style-name="N2" text:time-value="19:53:32.290263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6.2$Linux_X86_64 LibreOffice_project/00$Build-2</meta:generator>
    <dc:date>2021-06-28T20:05:46.763826696</dc:date>
    <meta:editing-duration>PT30M8S</meta:editing-duration>
    <meta:editing-cycles>10</meta:editing-cycles>
    <meta:document-statistic meta:table-count="3" meta:cell-count="52" meta:object-count="0"/>
  </office:meta>
</office:document-meta>
</file>